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przewodnik</text:p>
          </table:table-cell>
          <table:table-cell table:number-columns-repeated="2" office:value-type="string" calcext:value-type="string">
            <text:p>półprzewodnik</text:p>
          </table:table-cell>
          <table:table-cell table:number-columns-repeated="14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08.2" calcext:value-type="float">
            <text:p>108.2</text:p>
          </table:table-cell>
          <table:table-cell table:formula="of:=[.D4]/2" office:value-type="float" office:value="115.5" calcext:value-type="float">
            <text:p>115.5</text:p>
          </table:table-cell>
          <table:table-cell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10" calcext:value-type="float">
            <text:p>110</text:p>
          </table:table-cell>
          <table:table-cell table:formula="of:=[.D5]/2" office:value-type="float" office:value="92.5" calcext:value-type="float">
            <text:p>92.5</text:p>
          </table:table-cell>
          <table:table-cell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111.7" calcext:value-type="float">
            <text:p>111.7</text:p>
          </table:table-cell>
          <table:table-cell table:formula="of:=[.D6]/2"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13.6" calcext:value-type="float">
            <text:p>113.6</text:p>
          </table:table-cell>
          <table:table-cell table:formula="of:=[.D7]/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15.4" calcext:value-type="float">
            <text:p>115.4</text:p>
          </table:table-cell>
          <table:table-cell table:formula="of:=[.D8]/2" office:value-type="float" office:value="49.5" calcext:value-type="float">
            <text:p>49.5</text:p>
          </table:table-cell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.2" calcext:value-type="float">
            <text:p>117.2</text:p>
          </table:table-cell>
          <table:table-cell table:formula="of:=[.D9]/2" office:value-type="float" office:value="40.5" calcext:value-type="float">
            <text:p>40.5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table:formula="of:=[.D10]/2" office:value-type="float" office:value="33.5" calcext:value-type="float">
            <text:p>33.5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20.9" calcext:value-type="float">
            <text:p>120.9</text:p>
          </table:table-cell>
          <table:table-cell table:formula="of:=[.D11]/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.8" calcext:value-type="float">
            <text:p>122.8</text:p>
          </table:table-cell>
          <table:table-cell table:formula="of:=[.D12]/2" office:value-type="float" office:value="23.5" calcext:value-type="float">
            <text:p>23.5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124.7" calcext:value-type="float">
            <text:p>124.7</text:p>
          </table:table-cell>
          <table:table-cell table:formula="of:=[.D13]/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126.6" calcext:value-type="float">
            <text:p>126.6</text:p>
          </table:table-cell>
          <table:table-cell table:formula="of:=[.D14]/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128.4" calcext:value-type="float">
            <text:p>128.4</text:p>
          </table:table-cell>
          <table:table-cell table:formula="of:=[.D15]/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30.4" calcext:value-type="float">
            <text:p>130.4</text:p>
          </table:table-cell>
          <table:table-cell table:formula="of:=[.D16]/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2.2" calcext:value-type="float">
            <text:p>132.2</text:p>
          </table:table-cell>
          <table:table-cell table:formula="of:=[.D17]/2"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formula="of:=[.D18]/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372374" calcext:value-type="float">
            <text:p>0.372374</text:p>
          </table:table-cell>
          <table:table-cell/>
          <table:table-cell office:value-type="float" office:value="-3916" calcext:value-type="float">
            <text:p>-3916</text:p>
          </table:table-cell>
          <table:table-cell table:number-columns-repeated="1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temp</text:p>
          </table:table-cell>
          <table:table-cell table:number-columns-repeated="2"/>
          <table:table-cell office:value-type="string" calcext:value-type="string">
            <text:p>półprzewodni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/>
          <table:table-cell office:value-type="string" calcext:value-type="string">
            <text:p>a1/T</text:p>
          </table:table-cell>
          <table:table-cell office:value-type="string" calcext:value-type="string">
            <text:p>ln(1/R)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pó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a1/T</text:p>
          </table:table-cell>
          <table:table-cell office:value-type="string" calcext:value-type="string">
            <text:p>ln(1/R)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A26]+273.15" office:value-type="float" office:value="293.65" calcext:value-type="float">
            <text:p>293.65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D26]*1000" office:value-type="float" office:value="231000" calcext:value-type="float">
            <text:p>231000</text:p>
          </table:table-cell>
          <table:table-cell table:formula="of:=1/[.E26]" office:value-type="float" office:value="0.00000432900432900433" calcext:value-type="float">
            <text:p>4.32900432900433E-06</text:p>
          </table:table-cell>
          <table:table-cell/>
          <table:table-cell table:formula="of:=1/[.B26]" office:value-type="float" office:value="0.00340541460922867" calcext:value-type="float">
            <text:p>0.00340541460922867</text:p>
          </table:table-cell>
          <table:table-cell table:formula="of:=LN([.F26])" office:value-type="float" office:value="-12.3501729895039" calcext:value-type="float">
            <text:p>-12.3501729895039</text:p>
          </table:table-cell>
          <table:table-cell table:number-columns-repeated="2"/>
          <table:table-cell office:value-type="float" office:value="20.5" calcext:value-type="float">
            <text:p>20.5</text:p>
          </table:table-cell>
          <table:table-cell table:formula="of:=[.L26]+273.15" office:value-type="float" office:value="293.65" calcext:value-type="float">
            <text:p>293.65</text:p>
          </table:table-cell>
          <table:table-cell office:value-type="float" office:value="231" calcext:value-type="float">
            <text:p>231</text:p>
          </table:table-cell>
          <table:table-cell table:formula="of:=[.N26]*1000" office:value-type="float" office:value="231000" calcext:value-type="float">
            <text:p>231000</text:p>
          </table:table-cell>
          <table:table-cell table:formula="of:=1/[.O26]" office:value-type="float" office:value="0.00000432900432900433" calcext:value-type="float">
            <text:p>4.32900432900433E-06</text:p>
          </table:table-cell>
          <table:table-cell table:formula="of:=1/[.M26]" office:value-type="float" office:value="0.00340541460922867" calcext:value-type="float">
            <text:p>0.00340541460922867</text:p>
          </table:table-cell>
          <table:table-cell table:formula="of:=LN([.P26])" office:value-type="float" office:value="-12.3501729895039" calcext:value-type="float">
            <text:p>-12.350172989503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table:formula="of:=[.A27]+273.15" office:value-type="float" office:value="298.55" calcext:value-type="float">
            <text:p>298.55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D27]*1000" office:value-type="float" office:value="185000" calcext:value-type="float">
            <text:p>185000</text:p>
          </table:table-cell>
          <table:table-cell table:formula="of:=1/[.E27]" office:value-type="float" office:value="0.00000540540540540541" calcext:value-type="float">
            <text:p>5.40540540540541E-06</text:p>
          </table:table-cell>
          <table:table-cell/>
          <table:table-cell table:formula="of:=1/[.B27]" office:value-type="float" office:value="0.00334952269301625" calcext:value-type="float">
            <text:p>0.00334952269301625</text:p>
          </table:table-cell>
          <table:table-cell table:formula="of:=LN([.F27])" office:value-type="float" office:value="-12.1281111040605" calcext:value-type="float">
            <text:p>-12.1281111040605</text:p>
          </table:table-cell>
          <table:table-cell table:number-columns-repeated="2"/>
          <table:table-cell office:value-type="float" office:value="25.4" calcext:value-type="float">
            <text:p>25.4</text:p>
          </table:table-cell>
          <table:table-cell table:formula="of:=[.L27]+273.15" office:value-type="float" office:value="298.55" calcext:value-type="float">
            <text:p>298.55</text:p>
          </table:table-cell>
          <table:table-cell office:value-type="float" office:value="185" calcext:value-type="float">
            <text:p>185</text:p>
          </table:table-cell>
          <table:table-cell table:formula="of:=[.N27]*1000" office:value-type="float" office:value="185000" calcext:value-type="float">
            <text:p>185000</text:p>
          </table:table-cell>
          <table:table-cell table:formula="of:=1/[.O27]" office:value-type="float" office:value="0.00000540540540540541" calcext:value-type="float">
            <text:p>5.40540540540541E-06</text:p>
          </table:table-cell>
          <table:table-cell table:formula="of:=1/[.M27]" office:value-type="float" office:value="0.00334952269301625" calcext:value-type="float">
            <text:p>0.00334952269301625</text:p>
          </table:table-cell>
          <table:table-cell table:formula="of:=LN([.P27])" office:value-type="float" office:value="-12.1281111040605" calcext:value-type="float">
            <text:p>-12.1281111040605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table:formula="of:=[.A28]+273.15" office:value-type="float" office:value="303.25" calcext:value-type="float">
            <text:p>303.25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D28]*1000" office:value-type="float" office:value="152000" calcext:value-type="float">
            <text:p>152000</text:p>
          </table:table-cell>
          <table:table-cell table:formula="of:=1/[.E28]" office:value-type="float" office:value="0.00000657894736842105" calcext:value-type="float">
            <text:p>6.57894736842105E-06</text:p>
          </table:table-cell>
          <table:table-cell/>
          <table:table-cell table:formula="of:=1/[.B28]" office:value-type="float" office:value="0.00329760923330585" calcext:value-type="float">
            <text:p>0.00329760923330585</text:p>
          </table:table-cell>
          <table:table-cell table:formula="of:=LN([.F28])" office:value-type="float" office:value="-11.9316357998284" calcext:value-type="float">
            <text:p>-11.9316357998284</text:p>
          </table:table-cell>
          <table:table-cell table:number-columns-repeated="2"/>
          <table:table-cell office:value-type="float" office:value="30.1" calcext:value-type="float">
            <text:p>30.1</text:p>
          </table:table-cell>
          <table:table-cell table:formula="of:=[.L28]+273.15" office:value-type="float" office:value="303.25" calcext:value-type="float">
            <text:p>303.25</text:p>
          </table:table-cell>
          <table:table-cell office:value-type="float" office:value="152" calcext:value-type="float">
            <text:p>152</text:p>
          </table:table-cell>
          <table:table-cell table:formula="of:=[.N28]*1000" office:value-type="float" office:value="152000" calcext:value-type="float">
            <text:p>152000</text:p>
          </table:table-cell>
          <table:table-cell table:formula="of:=1/[.O28]" office:value-type="float" office:value="0.00000657894736842105" calcext:value-type="float">
            <text:p>6.57894736842105E-06</text:p>
          </table:table-cell>
          <table:table-cell table:formula="of:=1/[.M28]" office:value-type="float" office:value="0.00329760923330585" calcext:value-type="float">
            <text:p>0.00329760923330585</text:p>
          </table:table-cell>
          <table:table-cell table:formula="of:=LN([.P28])" office:value-type="float" office:value="-11.9316357998284" calcext:value-type="float">
            <text:p>-11.9316357998284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table:formula="of:=[.A29]+273.15" office:value-type="float" office:value="308.25" calcext:value-type="float">
            <text:p>308.25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D29]*1000" office:value-type="float" office:value="122000" calcext:value-type="float">
            <text:p>122000</text:p>
          </table:table-cell>
          <table:table-cell table:formula="of:=1/[.E29]" office:value-type="float" office:value="0.00000819672131147541" calcext:value-type="float">
            <text:p>8.19672131147541E-06</text:p>
          </table:table-cell>
          <table:table-cell/>
          <table:table-cell table:formula="of:=1/[.B29]" office:value-type="float" office:value="0.0032441200324412" calcext:value-type="float">
            <text:p>0.0032441200324412</text:p>
          </table:table-cell>
          <table:table-cell table:formula="of:=LN([.F29])" office:value-type="float" office:value="-11.7117763237154" calcext:value-type="float">
            <text:p>-11.7117763237154</text:p>
          </table:table-cell>
          <table:table-cell table:number-columns-repeated="2"/>
          <table:table-cell office:value-type="float" office:value="35.1" calcext:value-type="float">
            <text:p>35.1</text:p>
          </table:table-cell>
          <table:table-cell table:formula="of:=[.L29]+273.15" office:value-type="float" office:value="308.25" calcext:value-type="float">
            <text:p>308.25</text:p>
          </table:table-cell>
          <table:table-cell office:value-type="float" office:value="122" calcext:value-type="float">
            <text:p>122</text:p>
          </table:table-cell>
          <table:table-cell table:formula="of:=[.N29]*1000" office:value-type="float" office:value="122000" calcext:value-type="float">
            <text:p>122000</text:p>
          </table:table-cell>
          <table:table-cell table:formula="of:=1/[.O29]" office:value-type="float" office:value="0.00000819672131147541" calcext:value-type="float">
            <text:p>8.19672131147541E-06</text:p>
          </table:table-cell>
          <table:table-cell table:formula="of:=1/[.M29]" office:value-type="float" office:value="0.0032441200324412" calcext:value-type="float">
            <text:p>0.0032441200324412</text:p>
          </table:table-cell>
          <table:table-cell table:formula="of:=LN([.P29])" office:value-type="float" office:value="-11.7117763237154" calcext:value-type="float">
            <text:p>-11.7117763237154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table:formula="of:=[.A30]+273.15" office:value-type="float" office:value="313.35" calcext:value-type="float">
            <text:p>313.3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D30]*1000" office:value-type="float" office:value="99000" calcext:value-type="float">
            <text:p>99000</text:p>
          </table:table-cell>
          <table:table-cell table:formula="of:=1/[.E30]" office:value-type="float" office:value="0.0000101010101010101" calcext:value-type="float">
            <text:p>1.01010101010101E-05</text:p>
          </table:table-cell>
          <table:table-cell/>
          <table:table-cell table:formula="of:=1/[.B30]" office:value-type="float" office:value="0.00319131961065901" calcext:value-type="float">
            <text:p>0.00319131961065901</text:p>
          </table:table-cell>
          <table:table-cell table:formula="of:=LN([.F30])" office:value-type="float" office:value="-11.5028751291167" calcext:value-type="float">
            <text:p>-11.5028751291167</text:p>
          </table:table-cell>
          <table:table-cell table:number-columns-repeated="2"/>
          <table:table-cell office:value-type="float" office:value="40.2" calcext:value-type="float">
            <text:p>40.2</text:p>
          </table:table-cell>
          <table:table-cell table:formula="of:=[.L30]+273.15" office:value-type="float" office:value="313.35" calcext:value-type="float">
            <text:p>313.35</text:p>
          </table:table-cell>
          <table:table-cell office:value-type="float" office:value="99" calcext:value-type="float">
            <text:p>99</text:p>
          </table:table-cell>
          <table:table-cell table:formula="of:=[.N30]*1000" office:value-type="float" office:value="99000" calcext:value-type="float">
            <text:p>99000</text:p>
          </table:table-cell>
          <table:table-cell table:formula="of:=1/[.O30]" office:value-type="float" office:value="0.0000101010101010101" calcext:value-type="float">
            <text:p>1.01010101010101E-05</text:p>
          </table:table-cell>
          <table:table-cell table:formula="of:=1/[.M30]" office:value-type="float" office:value="0.00319131961065901" calcext:value-type="float">
            <text:p>0.00319131961065901</text:p>
          </table:table-cell>
          <table:table-cell table:formula="of:=LN([.P30])" office:value-type="float" office:value="-11.5028751291167" calcext:value-type="float">
            <text:p>-11.50287512911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1]+273.15" office:value-type="float" office:value="318.15" calcext:value-type="float">
            <text:p>318.1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D31]*1000" office:value-type="float" office:value="81000" calcext:value-type="float">
            <text:p>81000</text:p>
          </table:table-cell>
          <table:table-cell table:formula="of:=1/[.E31]" office:value-type="float" office:value="0.0000123456790123457" calcext:value-type="float">
            <text:p>1.23456790123457E-05</text:p>
          </table:table-cell>
          <table:table-cell/>
          <table:table-cell table:formula="of:=1/[.B31]" office:value-type="float" office:value="0.00314317146000314" calcext:value-type="float">
            <text:p>0.00314317146000314</text:p>
          </table:table-cell>
          <table:table-cell table:formula="of:=LN([.F31])" office:value-type="float" office:value="-11.3022044336546" calcext:value-type="float">
            <text:p>-11.302204433654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L31]+273.15" office:value-type="float" office:value="318.15" calcext:value-type="float">
            <text:p>318.15</text:p>
          </table:table-cell>
          <table:table-cell office:value-type="float" office:value="81" calcext:value-type="float">
            <text:p>81</text:p>
          </table:table-cell>
          <table:table-cell table:formula="of:=[.N31]*1000" office:value-type="float" office:value="81000" calcext:value-type="float">
            <text:p>81000</text:p>
          </table:table-cell>
          <table:table-cell table:formula="of:=1/[.O31]" office:value-type="float" office:value="0.0000123456790123457" calcext:value-type="float">
            <text:p>1.23456790123457E-05</text:p>
          </table:table-cell>
          <table:table-cell table:formula="of:=1/[.M31]" office:value-type="float" office:value="0.00314317146000314" calcext:value-type="float">
            <text:p>0.00314317146000314</text:p>
          </table:table-cell>
          <table:table-cell table:formula="of:=LN([.P31])" office:value-type="float" office:value="-11.3022044336546" calcext:value-type="float">
            <text:p>-11.3022044336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2]+273.15" office:value-type="float" office:value="323.15" calcext:value-type="float">
            <text:p>323.1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D32]*1000" office:value-type="float" office:value="67000" calcext:value-type="float">
            <text:p>67000</text:p>
          </table:table-cell>
          <table:table-cell table:formula="of:=1/[.E32]" office:value-type="float" office:value="0.0000149253731343284" calcext:value-type="float">
            <text:p>1.49253731343284E-05</text:p>
          </table:table-cell>
          <table:table-cell/>
          <table:table-cell table:formula="of:=1/[.B32]" office:value-type="float" office:value="0.00309453814018258" calcext:value-type="float">
            <text:p>0.00309453814018258</text:p>
          </table:table-cell>
          <table:table-cell table:formula="of:=LN([.F32])" office:value-type="float" office:value="-11.1124478983731" calcext:value-type="float">
            <text:p>-11.1124478983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L32]+273.15" office:value-type="float" office:value="323.15" calcext:value-type="float">
            <text:p>323.15</text:p>
          </table:table-cell>
          <table:table-cell office:value-type="float" office:value="67" calcext:value-type="float">
            <text:p>67</text:p>
          </table:table-cell>
          <table:table-cell table:formula="of:=[.N32]*1000" office:value-type="float" office:value="67000" calcext:value-type="float">
            <text:p>67000</text:p>
          </table:table-cell>
          <table:table-cell table:formula="of:=1/[.O32]" office:value-type="float" office:value="0.0000149253731343284" calcext:value-type="float">
            <text:p>1.49253731343284E-05</text:p>
          </table:table-cell>
          <table:table-cell table:formula="of:=1/[.M32]" office:value-type="float" office:value="0.00309453814018258" calcext:value-type="float">
            <text:p>0.00309453814018258</text:p>
          </table:table-cell>
          <table:table-cell table:formula="of:=LN([.P32])" office:value-type="float" office:value="-11.1124478983731" calcext:value-type="float">
            <text:p>-11.1124478983731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table:formula="of:=[.A33]+273.15" office:value-type="float" office:value="328.35" calcext:value-type="float">
            <text:p>328.3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D33]*1000" office:value-type="float" office:value="56000" calcext:value-type="float">
            <text:p>56000</text:p>
          </table:table-cell>
          <table:table-cell table:formula="of:=1/[.E33]" office:value-type="float" office:value="0.0000178571428571429" calcext:value-type="float">
            <text:p>1.78571428571429E-05</text:p>
          </table:table-cell>
          <table:table-cell/>
          <table:table-cell table:formula="of:=1/[.B33]" office:value-type="float" office:value="0.00304553068372164" calcext:value-type="float">
            <text:p>0.00304553068372164</text:p>
          </table:table-cell>
          <table:table-cell table:formula="of:=LN([.F33])" office:value-type="float" office:value="-10.9331069697173" calcext:value-type="float">
            <text:p>-10.9331069697173</text:p>
          </table:table-cell>
          <table:table-cell table:number-columns-repeated="2"/>
          <table:table-cell office:value-type="float" office:value="55.2" calcext:value-type="float">
            <text:p>55.2</text:p>
          </table:table-cell>
          <table:table-cell table:formula="of:=[.L33]+273.15" office:value-type="float" office:value="328.35" calcext:value-type="float">
            <text:p>328.35</text:p>
          </table:table-cell>
          <table:table-cell office:value-type="float" office:value="56" calcext:value-type="float">
            <text:p>56</text:p>
          </table:table-cell>
          <table:table-cell table:formula="of:=[.N33]*1000" office:value-type="float" office:value="56000" calcext:value-type="float">
            <text:p>56000</text:p>
          </table:table-cell>
          <table:table-cell table:formula="of:=1/[.O33]" office:value-type="float" office:value="0.0000178571428571429" calcext:value-type="float">
            <text:p>1.78571428571429E-05</text:p>
          </table:table-cell>
          <table:table-cell table:formula="of:=1/[.M33]" office:value-type="float" office:value="0.00304553068372164" calcext:value-type="float">
            <text:p>0.00304553068372164</text:p>
          </table:table-cell>
          <table:table-cell table:formula="of:=LN([.P33])" office:value-type="float" office:value="-10.9331069697173" calcext:value-type="float">
            <text:p>-10.93310696971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4]+273.15" office:value-type="float" office:value="333.15" calcext:value-type="float">
            <text:p>333.1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D34]*1000" office:value-type="float" office:value="47000" calcext:value-type="float">
            <text:p>47000</text:p>
          </table:table-cell>
          <table:table-cell table:formula="of:=1/[.E34]" office:value-type="float" office:value="0.0000212765957446809" calcext:value-type="float">
            <text:p>2.12765957446809E-05</text:p>
          </table:table-cell>
          <table:table-cell/>
          <table:table-cell table:formula="of:=1/[.B34]" office:value-type="float" office:value="0.0030016509079994" calcext:value-type="float">
            <text:p>0.0030016509079994</text:p>
          </table:table-cell>
          <table:table-cell table:formula="of:=LN([.F34])" office:value-type="float" office:value="-10.7579028806922" calcext:value-type="float">
            <text:p>-10.75790288069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L34]+273.15" office:value-type="float" office:value="333.15" calcext:value-type="float">
            <text:p>333.15</text:p>
          </table:table-cell>
          <table:table-cell office:value-type="float" office:value="47" calcext:value-type="float">
            <text:p>47</text:p>
          </table:table-cell>
          <table:table-cell table:formula="of:=[.N34]*1000" office:value-type="float" office:value="47000" calcext:value-type="float">
            <text:p>47000</text:p>
          </table:table-cell>
          <table:table-cell table:formula="of:=1/[.O34]" office:value-type="float" office:value="0.0000212765957446809" calcext:value-type="float">
            <text:p>2.12765957446809E-05</text:p>
          </table:table-cell>
          <table:table-cell table:formula="of:=1/[.M34]" office:value-type="float" office:value="0.0030016509079994" calcext:value-type="float">
            <text:p>0.0030016509079994</text:p>
          </table:table-cell>
          <table:table-cell table:formula="of:=LN([.P34])" office:value-type="float" office:value="-10.7579028806922" calcext:value-type="float">
            <text:p>-10.7579028806922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table:formula="of:=[.A35]+273.15" office:value-type="float" office:value="338.05" calcext:value-type="float">
            <text:p>338.0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35]*1000" office:value-type="float" office:value="40000" calcext:value-type="float">
            <text:p>40000</text:p>
          </table:table-cell>
          <table:table-cell table:formula="of:=1/[.E35]" office:value-type="float" office:value="0.000025" calcext:value-type="float">
            <text:p>0.000025</text:p>
          </table:table-cell>
          <table:table-cell/>
          <table:table-cell table:formula="of:=1/[.B35]" office:value-type="float" office:value="0.00295814228664399" calcext:value-type="float">
            <text:p>0.00295814228664399</text:p>
          </table:table-cell>
          <table:table-cell table:formula="of:=LN([.F35])" office:value-type="float" office:value="-10.5966347330961" calcext:value-type="float">
            <text:p>-10.5966347330961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formula="of:=[.L35]+273.15" office:value-type="float" office:value="338.05" calcext:value-type="float">
            <text:p>338.05</text:p>
          </table:table-cell>
          <table:table-cell office:value-type="float" office:value="40" calcext:value-type="float">
            <text:p>40</text:p>
          </table:table-cell>
          <table:table-cell table:formula="of:=[.N35]*1000" office:value-type="float" office:value="40000" calcext:value-type="float">
            <text:p>40000</text:p>
          </table:table-cell>
          <table:table-cell table:formula="of:=1/[.O35]" office:value-type="float" office:value="0.000025" calcext:value-type="float">
            <text:p>0.000025</text:p>
          </table:table-cell>
          <table:table-cell table:formula="of:=1/[.M35]" office:value-type="float" office:value="0.00295814228664399" calcext:value-type="float">
            <text:p>0.00295814228664399</text:p>
          </table:table-cell>
          <table:table-cell table:formula="of:=LN([.P35])" office:value-type="float" office:value="-10.5966347330961" calcext:value-type="float">
            <text:p>-10.5966347330961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table:formula="of:=[.A36]+273.15" office:value-type="float" office:value="343.05" calcext:value-type="float">
            <text:p>343.0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D36]*1000" office:value-type="float" office:value="34000" calcext:value-type="float">
            <text:p>34000</text:p>
          </table:table-cell>
          <table:table-cell table:formula="of:=1/[.E36]" office:value-type="float" office:value="0.0000294117647058824" calcext:value-type="float">
            <text:p>2.94117647058824E-05</text:p>
          </table:table-cell>
          <table:table-cell/>
          <table:table-cell table:formula="of:=1/[.B36]" office:value-type="float" office:value="0.00291502696399942" calcext:value-type="float">
            <text:p>0.00291502696399942</text:p>
          </table:table-cell>
          <table:table-cell table:formula="of:=LN([.F36])" office:value-type="float" office:value="-10.4341158035983" calcext:value-type="float">
            <text:p>-10.4341158035983</text:p>
          </table:table-cell>
          <table:table-cell table:number-columns-repeated="2"/>
          <table:table-cell office:value-type="float" office:value="69.9" calcext:value-type="float">
            <text:p>69.9</text:p>
          </table:table-cell>
          <table:table-cell table:formula="of:=[.L36]+273.15" office:value-type="float" office:value="343.05" calcext:value-type="float">
            <text:p>343.05</text:p>
          </table:table-cell>
          <table:table-cell office:value-type="float" office:value="34" calcext:value-type="float">
            <text:p>34</text:p>
          </table:table-cell>
          <table:table-cell table:formula="of:=[.N36]*1000" office:value-type="float" office:value="34000" calcext:value-type="float">
            <text:p>34000</text:p>
          </table:table-cell>
          <table:table-cell table:formula="of:=1/[.O36]" office:value-type="float" office:value="0.0000294117647058824" calcext:value-type="float">
            <text:p>2.94117647058824E-05</text:p>
          </table:table-cell>
          <table:table-cell table:formula="of:=1/[.M36]" office:value-type="float" office:value="0.00291502696399942" calcext:value-type="float">
            <text:p>0.00291502696399942</text:p>
          </table:table-cell>
          <table:table-cell table:formula="of:=LN([.P36])" office:value-type="float" office:value="-10.4341158035983" calcext:value-type="float">
            <text:p>-10.4341158035983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table:formula="of:=[.A37]+273.15" office:value-type="float" office:value="348.25" calcext:value-type="float">
            <text:p>348.2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D37]*1000" office:value-type="float" office:value="28000" calcext:value-type="float">
            <text:p>28000</text:p>
          </table:table-cell>
          <table:table-cell table:formula="of:=1/[.E37]" office:value-type="float" office:value="0.0000357142857142857" calcext:value-type="float">
            <text:p>3.57142857142857E-05</text:p>
          </table:table-cell>
          <table:table-cell/>
          <table:table-cell table:formula="of:=1/[.B37]" office:value-type="float" office:value="0.00287150035893755" calcext:value-type="float">
            <text:p>0.00287150035893755</text:p>
          </table:table-cell>
          <table:table-cell table:formula="of:=LN([.F37])" office:value-type="float" office:value="-10.2399597891573" calcext:value-type="float">
            <text:p>-10.2399597891573</text:p>
          </table:table-cell>
          <table:table-cell table:number-columns-repeated="2"/>
          <table:table-cell office:value-type="float" office:value="75.1" calcext:value-type="float">
            <text:p>75.1</text:p>
          </table:table-cell>
          <table:table-cell table:formula="of:=[.L37]+273.15" office:value-type="float" office:value="348.25" calcext:value-type="float">
            <text:p>348.25</text:p>
          </table:table-cell>
          <table:table-cell office:value-type="float" office:value="28" calcext:value-type="float">
            <text:p>28</text:p>
          </table:table-cell>
          <table:table-cell table:formula="of:=[.N37]*1000" office:value-type="float" office:value="28000" calcext:value-type="float">
            <text:p>28000</text:p>
          </table:table-cell>
          <table:table-cell table:formula="of:=1/[.O37]" office:value-type="float" office:value="0.0000357142857142857" calcext:value-type="float">
            <text:p>3.57142857142857E-05</text:p>
          </table:table-cell>
          <table:table-cell table:formula="of:=1/[.M37]" office:value-type="float" office:value="0.00287150035893755" calcext:value-type="float">
            <text:p>0.00287150035893755</text:p>
          </table:table-cell>
          <table:table-cell table:formula="of:=LN([.P37])" office:value-type="float" office:value="-10.2399597891573" calcext:value-type="float">
            <text:p>-10.2399597891573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table:formula="of:=[.A38]+273.15" office:value-type="float" office:value="353.35" calcext:value-type="float">
            <text:p>353.3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D38]*1000" office:value-type="float" office:value="24000" calcext:value-type="float">
            <text:p>24000</text:p>
          </table:table-cell>
          <table:table-cell table:formula="of:=1/[.E38]" office:value-type="float" office:value="0.0000416666666666667" calcext:value-type="float">
            <text:p>4.16666666666667E-05</text:p>
          </table:table-cell>
          <table:table-cell/>
          <table:table-cell table:formula="of:=1/[.B38]" office:value-type="float" office:value="0.00283005518607613" calcext:value-type="float">
            <text:p>0.00283005518607613</text:p>
          </table:table-cell>
          <table:table-cell table:formula="of:=LN([.F38])" office:value-type="float" office:value="-10.0858091093301" calcext:value-type="float">
            <text:p>-10.0858091093301</text:p>
          </table:table-cell>
          <table:table-cell table:number-columns-repeated="2"/>
          <table:table-cell office:value-type="float" office:value="80.2" calcext:value-type="float">
            <text:p>80.2</text:p>
          </table:table-cell>
          <table:table-cell table:formula="of:=[.L38]+273.15" office:value-type="float" office:value="353.35" calcext:value-type="float">
            <text:p>353.35</text:p>
          </table:table-cell>
          <table:table-cell office:value-type="float" office:value="24" calcext:value-type="float">
            <text:p>24</text:p>
          </table:table-cell>
          <table:table-cell table:formula="of:=[.N38]*1000" office:value-type="float" office:value="24000" calcext:value-type="float">
            <text:p>24000</text:p>
          </table:table-cell>
          <table:table-cell table:formula="of:=1/[.O38]" office:value-type="float" office:value="0.0000416666666666667" calcext:value-type="float">
            <text:p>4.16666666666667E-05</text:p>
          </table:table-cell>
          <table:table-cell table:formula="of:=1/[.M38]" office:value-type="float" office:value="0.00283005518607613" calcext:value-type="float">
            <text:p>0.00283005518607613</text:p>
          </table:table-cell>
          <table:table-cell table:formula="of:=LN([.P38])" office:value-type="float" office:value="-10.0858091093301" calcext:value-type="float">
            <text:p>-10.08580910933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39]+273.15" office:value-type="float" office:value="358.15" calcext:value-type="float">
            <text:p>358.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D39]*1000" office:value-type="float" office:value="21000" calcext:value-type="float">
            <text:p>21000</text:p>
          </table:table-cell>
          <table:table-cell table:formula="of:=1/[.E39]" office:value-type="float" office:value="0.0000476190476190476" calcext:value-type="float">
            <text:p>4.76190476190476E-05</text:p>
          </table:table-cell>
          <table:table-cell/>
          <table:table-cell table:formula="of:=1/[.B39]" office:value-type="float" office:value="0.00279212620410443" calcext:value-type="float">
            <text:p>0.00279212620410443</text:p>
          </table:table-cell>
          <table:table-cell table:formula="of:=LN([.F39])" office:value-type="float" office:value="-9.95227771670556" calcext:value-type="float">
            <text:p>-9.9522777167055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L39]+273.15" office:value-type="float" office:value="358.15" calcext:value-type="float">
            <text:p>358.15</text:p>
          </table:table-cell>
          <table:table-cell office:value-type="float" office:value="21" calcext:value-type="float">
            <text:p>21</text:p>
          </table:table-cell>
          <table:table-cell table:formula="of:=[.N39]*1000" office:value-type="float" office:value="21000" calcext:value-type="float">
            <text:p>21000</text:p>
          </table:table-cell>
          <table:table-cell table:formula="of:=1/[.O39]" office:value-type="float" office:value="0.0000476190476190476" calcext:value-type="float">
            <text:p>4.76190476190476E-05</text:p>
          </table:table-cell>
          <table:table-cell table:formula="of:=1/[.M39]" office:value-type="float" office:value="0.00279212620410443" calcext:value-type="float">
            <text:p>0.00279212620410443</text:p>
          </table:table-cell>
          <table:table-cell table:formula="of:=LN([.P39])" office:value-type="float" office:value="-9.95227771670556" calcext:value-type="float">
            <text:p>-9.952277716705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40]+273.15" office:value-type="float" office:value="363.15" calcext:value-type="float">
            <text:p>363.1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40]*1000" office:value-type="float" office:value="18000" calcext:value-type="float">
            <text:p>18000</text:p>
          </table:table-cell>
          <table:table-cell table:formula="of:=1/[.E40]" office:value-type="float" office:value="0.0000555555555555556" calcext:value-type="float">
            <text:p>5.55555555555556E-05</text:p>
          </table:table-cell>
          <table:table-cell/>
          <table:table-cell table:formula="of:=1/[.B40]" office:value-type="float" office:value="0.00275368305108082" calcext:value-type="float">
            <text:p>0.00275368305108082</text:p>
          </table:table-cell>
          <table:table-cell table:formula="of:=LN([.F40])" office:value-type="float" office:value="-9.7981270368783" calcext:value-type="float">
            <text:p>-9.798127036878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L40]+273.15" office:value-type="float" office:value="363.15" calcext:value-type="float">
            <text:p>363.15</text:p>
          </table:table-cell>
          <table:table-cell office:value-type="float" office:value="18" calcext:value-type="float">
            <text:p>18</text:p>
          </table:table-cell>
          <table:table-cell table:formula="of:=[.N40]*1000" office:value-type="float" office:value="18000" calcext:value-type="float">
            <text:p>18000</text:p>
          </table:table-cell>
          <table:table-cell table:formula="of:=1/[.O40]" office:value-type="float" office:value="0.0000555555555555556" calcext:value-type="float">
            <text:p>5.55555555555556E-05</text:p>
          </table:table-cell>
          <table:table-cell table:formula="of:=1/[.M40]" office:value-type="float" office:value="0.00275368305108082" calcext:value-type="float">
            <text:p>0.00275368305108082</text:p>
          </table:table-cell>
          <table:table-cell table:formula="of:=LN([.P40])" office:value-type="float" office:value="-9.7981270368783" calcext:value-type="float">
            <text:p>-9.7981270368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4:26:38.751191765</meta:creation-date>
    <meta:generator>LibreOffice/24.8.3.2$Linux_X86_64 LibreOffice_project/48a6bac9e7e268aeb4c3483fcf825c94556d9f92</meta:generator>
    <dc:date>2025-01-03T19:30:00.832648151</dc:date>
    <meta:editing-duration>PT1H25M43S</meta:editing-duration>
    <meta:editing-cycles>1</meta:editing-cycles>
    <meta:document-statistic meta:table-count="1" meta:cell-count="290" meta:object-count="0"/>
  </office:meta>
</office:document-meta>
</file>